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25-01-1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24-01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23-01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22-01-0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21-01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9-12-2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9-01-22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8-01-04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6-12-29 17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6-01-05 22:0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29098535601</text:p>
          </table:table-cell>
          <table:table-cell office:value-type="string" calcext:value-type="string">
            <text:p>2014-01-16 18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